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00000005E209109F3955B91B2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6cm" style:rel-column-width="13130*"/>
    </style:style>
    <style:style style:name="Table1.B" style:family="table-column">
      <style:table-column-properties style:column-width="10.485cm" style:rel-column-width="40417*"/>
    </style:style>
    <style:style style:name="Table1.C" style:family="table-column">
      <style:table-column-properties style:column-width="3.11cm" style:rel-column-width="119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StatoDocumento" style:family="table">
      <style:table-properties style:width="17cm" table:align="margins"/>
    </style:style>
    <style:style style:name="StatoDocumento.A" style:family="table-column">
      <style:table-column-properties style:column-width="3.406cm" style:rel-column-width="13130*"/>
    </style:style>
    <style:style style:name="StatoDocumento.B" style:family="table-column">
      <style:table-column-properties style:column-width="10.485cm" style:rel-column-width="40417*"/>
    </style:style>
    <style:style style:name="StatoDocumento.C" style:family="table-column">
      <style:table-column-properties style:column-width="3.11cm" style:rel-column-width="11988*"/>
    </style:style>
    <style:style style:name="StatoDocu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97cm" fo:border="0.05pt solid #000000"/>
    </style:style>
    <style:style style:name="StatoDocumento.A2" style:family="table-cell">
      <style:table-cell-properties fo:padding="0.097cm" fo:border-left="0.05pt solid #000000" fo:border-right="none" fo:border-top="none" fo:border-bottom="0.05pt solid #000000"/>
    </style:style>
    <style:style style:name="StatoDocumento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0b27d4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ceada0" officeooo:paragraph-rsid="00ceada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tyle="italic" officeooo:rsid="000b27d4" officeooo:paragraph-rsid="0108a47f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officeooo:paragraph-rsid="0108a47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b72"/>
    </style:style>
    <style:style style:name="P9" style:family="paragraph" style:parent-style-name="Table_20_Contents">
      <style:text-properties officeooo:rsid="000cb2de" officeooo:paragraph-rsid="02c5816a"/>
    </style:style>
    <style:style style:name="P10" style:family="paragraph" style:parent-style-name="Table_20_Contents">
      <style:text-properties fo:font-variant="normal" fo:text-transform="none" officeooo:paragraph-rsid="02c5816a"/>
    </style:style>
    <style:style style:name="P11" style:family="paragraph" style:parent-style-name="Table_20_Contents">
      <style:text-properties style:text-line-through-style="none" style:text-line-through-type="none" officeooo:rsid="01a80ceb" officeooo:paragraph-rsid="01a80ceb"/>
    </style:style>
    <style:style style:name="P12" style:family="paragraph" style:parent-style-name="Table_20_Contents">
      <style:paragraph-properties fo:text-align="center" style:justify-single-word="false"/>
      <style:text-properties officeooo:rsid="01a80ceb" officeooo:paragraph-rsid="01a80ceb"/>
    </style:style>
    <style:style style:name="P13" style:family="paragraph" style:parent-style-name="Table_20_Contents">
      <style:paragraph-properties fo:text-align="end" style:justify-single-word="false"/>
      <style:text-properties officeooo:rsid="01a80ceb" officeooo:paragraph-rsid="01a80ceb"/>
    </style:style>
    <style:style style:name="P14" style:family="paragraph" style:parent-style-name="Table_20_Contents">
      <style:text-properties style:font-name="Verdana" fo:font-size="12pt" fo:font-weight="normal" officeooo:rsid="0013b0d7" officeooo:paragraph-rsid="02c5816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officeooo:paragraph-rsid="02c5816a"/>
    </style:style>
    <style:style style:name="P16" style:family="paragraph" style:parent-style-name="Standard">
      <style:text-properties officeooo:paragraph-rsid="000c5882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0c5882" officeooo:paragraph-rsid="000c5882" style:font-size-asian="24pt" style:font-weight-asian="bold" style:font-size-complex="24pt" style:font-weight-complex="bold"/>
    </style:style>
    <style:style style:name="P18" style:family="paragraph" style:parent-style-name="Standard">
      <style:text-properties officeooo:rsid="000c5882" officeooo:paragraph-rsid="000c5882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c5882" officeooo:paragraph-rsid="02c5816a" style:font-weight-asian="bold" style:font-weight-complex="bold"/>
    </style:style>
    <style:style style:name="P21" style:family="paragraph" style:parent-style-name="Standard">
      <style:text-properties officeooo:rsid="000f5e0a" officeooo:paragraph-rsid="000f5e0a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0c5882" officeooo:paragraph-rsid="000c5882" style:font-style-asian="italic" style:font-style-complex="italic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paragraph-properties fo:text-align="center" style:justify-single-word="false"/>
      <style:text-properties fo:font-size="6pt" fo:font-weight="bold" officeooo:rsid="000c5882" officeooo:paragraph-rsid="02c5816a" style:font-size-asian="5.25pt" style:font-weight-asian="bold" style:font-size-complex="6pt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style:font-name="Verdana" fo:font-size="12pt" fo:font-weight="normal" officeooo:rsid="0013b0d7" style:font-size-asian="12pt" style:font-weight-asian="normal" style:font-size-complex="12pt" style:font-weight-complex="normal"/>
    </style:style>
    <style:style style:name="P27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80f665" style:font-size-asian="24pt" style:font-weight-asian="bold" style:font-size-complex="24pt" style:font-weight-complex="bold"/>
    </style:style>
    <style:style style:name="P28" style:family="paragraph" style:parent-style-name="Header">
      <style:paragraph-properties fo:text-align="center" style:justify-single-word="false"/>
      <style:text-properties fo:font-variant="small-caps" fo:font-size="16pt" fo:font-style="italic" style:font-size-asian="16pt" style:font-style-asian="italic" style:font-weight-asian="normal" style:font-size-complex="16pt" style:font-style-complex="italic" style:font-weight-complex="normal"/>
    </style:style>
    <style:style style:name="P29" style:family="paragraph" style:parent-style-name="Table_20_Contents">
      <style:paragraph-properties fo:break-before="page"/>
      <style:text-properties style:font-name="Verdana" fo:font-size="12pt" fo:font-weight="normal" officeooo:rsid="0013b0d7" officeooo:paragraph-rsid="0015c8e2" style:font-size-asian="12pt" style:font-weight-asian="normal" style:font-size-complex="12pt" style:font-weight-complex="normal"/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>
      <style:text-properties officeooo:rsid="02f861f8" officeooo:paragraph-rsid="02ff151f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3ebc22" officeooo:paragraph-rsid="02f62061"/>
    </style:style>
    <style:style style:name="P35" style:family="paragraph" style:parent-style-name="Text_20_body" style:list-style-name="L4">
      <style:text-properties officeooo:rsid="003ebc22" officeooo:paragraph-rsid="02f62061"/>
    </style:style>
    <style:style style:name="P36" style:family="paragraph" style:parent-style-name="Text_20_body">
      <style:text-properties officeooo:rsid="003ebc22" officeooo:paragraph-rsid="02f6a5f1"/>
    </style:style>
    <style:style style:name="P37" style:family="paragraph" style:parent-style-name="Text_20_body">
      <style:text-properties officeooo:rsid="003ebc22" officeooo:paragraph-rsid="02ff151f"/>
    </style:style>
    <style:style style:name="P38" style:family="paragraph" style:parent-style-name="Text_20_body" style:list-style-name="L4">
      <loext:graphic-properties draw:fill="none" draw:fill-color="#ffffff"/>
      <style:paragraph-properties fo:background-color="transparent"/>
      <style:text-properties fo:color="#000000" style:font-name="Verdana" fo:font-size="12pt" officeooo:rsid="00405b4e" officeooo:paragraph-rsid="02f62061" style:font-size-asian="12pt" style:font-size-complex="12pt"/>
    </style:style>
    <style:style style:name="P39" style:family="paragraph" style:parent-style-name="Text_20_body" style:list-style-name="L4">
      <loext:graphic-properties draw:fill="none" draw:fill-color="#ffffff"/>
      <style:paragraph-properties fo:background-color="transparent"/>
      <style:text-properties fo:color="#000000" style:font-name="Verdana" fo:font-size="12pt" officeooo:paragraph-rsid="02f62061" style:font-size-asian="12pt" style:font-size-complex="12pt"/>
    </style:style>
    <style:style style:name="P40" style:family="paragraph" style:parent-style-name="Text_20_body" style:list-style-name="L5">
      <loext:graphic-properties draw:fill="none" draw:fill-color="#ffffff"/>
      <style:paragraph-properties fo:background-color="transparent"/>
      <style:text-properties fo:color="#000000" style:font-name="Verdana" fo:font-size="12pt" officeooo:paragraph-rsid="02f62061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officeooo:rsid="02b59a3e" officeooo:paragraph-rsid="02f62061" fo:background-color="transparent"/>
    </style:style>
    <style:style style:name="P42" style:family="paragraph" style:parent-style-name="Text_20_body">
      <style:text-properties officeooo:rsid="02f62061" officeooo:paragraph-rsid="02f62061"/>
    </style:style>
    <style:style style:name="P43" style:family="paragraph" style:parent-style-name="Text_20_body">
      <style:text-properties officeooo:rsid="02f6a5f1" officeooo:paragraph-rsid="02f6a5f1"/>
    </style:style>
    <style:style style:name="P44" style:family="paragraph" style:parent-style-name="Text_20_body">
      <style:text-properties officeooo:rsid="02f6a5f1" officeooo:paragraph-rsid="02f6c38c"/>
    </style:style>
    <style:style style:name="P45" style:family="paragraph" style:parent-style-name="Text_20_body">
      <style:text-properties officeooo:rsid="02f6a5f1" officeooo:paragraph-rsid="02f861f8"/>
    </style:style>
    <style:style style:name="P46" style:family="paragraph" style:parent-style-name="Text_20_body">
      <style:text-properties officeooo:paragraph-rsid="02f6a5f1"/>
    </style:style>
    <style:style style:name="P47" style:family="paragraph" style:parent-style-name="Text_20_body">
      <style:text-properties style:font-name="Courier 10 Pitch" officeooo:rsid="02f6a5f1" officeooo:paragraph-rsid="02f861f8"/>
    </style:style>
    <style:style style:name="P48" style:family="paragraph" style:parent-style-name="Text_20_body">
      <style:text-properties style:text-underline-style="none" fo:font-weight="bold" officeooo:rsid="02f6a5f1" officeooo:paragraph-rsid="02f6a5f1" style:font-weight-asian="bold" style:font-weight-complex="bold"/>
    </style:style>
    <style:style style:name="P49" style:family="paragraph" style:parent-style-name="Text_20_body">
      <style:text-properties style:text-underline-style="none" fo:font-weight="bold" officeooo:rsid="02f6a5f1" officeooo:paragraph-rsid="02f6c38c" style:font-weight-asian="bold" style:font-weight-complex="bold"/>
    </style:style>
    <style:style style:name="P50" style:family="paragraph" style:parent-style-name="Text_20_body" style:list-style-name="L6">
      <style:text-properties style:text-underline-style="none" fo:font-weight="normal" officeooo:rsid="02f6c38c" officeooo:paragraph-rsid="02f6c38c" style:font-weight-asian="normal" style:font-weight-complex="normal"/>
    </style:style>
    <style:style style:name="P51" style:family="paragraph" style:parent-style-name="Text_20_body" style:list-style-name="L6">
      <style:text-properties style:text-underline-style="none" fo:font-weight="normal" officeooo:rsid="02f861f8" officeooo:paragraph-rsid="02f861f8" style:font-weight-asian="normal" style:font-weight-complex="normal"/>
    </style:style>
    <style:style style:name="P52" style:family="paragraph" style:parent-style-name="Text_20_body" style:list-style-name="L3">
      <style:text-properties officeooo:paragraph-rsid="02f6a5f1"/>
    </style:style>
    <style:style style:name="P53" style:family="paragraph" style:parent-style-name="Text_20_body">
      <style:text-properties officeooo:rsid="02f6c38c" officeooo:paragraph-rsid="02f6c38c"/>
    </style:style>
    <style:style style:name="P54" style:family="paragraph" style:parent-style-name="Text_20_body">
      <style:text-properties officeooo:rsid="02f6c38c" officeooo:paragraph-rsid="02f861f8"/>
    </style:style>
    <style:style style:name="P55" style:family="paragraph" style:parent-style-name="Text_20_body">
      <style:text-properties officeooo:paragraph-rsid="02f6c38c"/>
    </style:style>
    <style:style style:name="P56" style:family="paragraph" style:parent-style-name="Text_20_body">
      <style:text-properties officeooo:rsid="02f861f8" officeooo:paragraph-rsid="02ff151f"/>
    </style:style>
    <style:style style:name="P57" style:family="paragraph" style:parent-style-name="Text_20_body">
      <style:paragraph-properties fo:margin-left="1.27cm" fo:margin-right="0cm" fo:text-indent="0cm" style:auto-text-indent="false"/>
      <style:text-properties style:font-name="Courier 10 Pitch" officeooo:rsid="02f62061" officeooo:paragraph-rsid="02f62061"/>
    </style:style>
    <style:style style:name="P58" style:family="paragraph" style:parent-style-name="Text_20_body">
      <style:paragraph-properties fo:margin-left="1.27cm" fo:margin-right="0cm" fo:text-indent="0cm" style:auto-text-indent="false"/>
      <style:text-properties style:font-name="Courier 10 Pitch" officeooo:rsid="02f62061" officeooo:paragraph-rsid="02f6a5f1"/>
    </style:style>
    <style:style style:name="P59" style:family="paragraph" style:parent-style-name="Text_20_body">
      <style:paragraph-properties fo:margin-left="1.27cm" fo:margin-right="0cm" fo:text-indent="0cm" style:auto-text-indent="false"/>
      <style:text-properties style:font-name="Courier 10 Pitch" officeooo:rsid="02f62061" officeooo:paragraph-rsid="02f6c38c"/>
    </style:style>
    <style:style style:name="P60" style:family="paragraph" style:parent-style-name="Text_20_body">
      <style:paragraph-properties fo:margin-left="1.27cm" fo:margin-right="0cm" fo:text-indent="0cm" style:auto-text-indent="false"/>
      <style:text-properties style:font-name="Courier 10 Pitch" officeooo:rsid="02f62061" officeooo:paragraph-rsid="02f861f8"/>
    </style:style>
    <style:style style:name="P61" style:family="paragraph" style:parent-style-name="Text_20_body">
      <style:paragraph-properties fo:margin-left="1.27cm" fo:margin-right="0cm" fo:text-indent="0cm" style:auto-text-indent="false"/>
      <style:text-properties officeooo:rsid="003ebc22" officeooo:paragraph-rsid="02f6a5f1"/>
    </style:style>
    <style:style style:name="P62" style:family="paragraph" style:parent-style-name="Text_20_body">
      <style:paragraph-properties fo:margin-left="1.27cm" fo:margin-right="0cm" fo:text-indent="0cm" style:auto-text-indent="false"/>
      <style:text-properties officeooo:rsid="003ebc22" officeooo:paragraph-rsid="02f6c38c"/>
    </style:style>
    <style:style style:name="P63" style:family="paragraph" style:parent-style-name="Text_20_body">
      <style:paragraph-properties fo:margin-left="1.27cm" fo:margin-right="0cm" fo:text-indent="0cm" style:auto-text-indent="false"/>
      <style:text-properties officeooo:rsid="003ebc22" officeooo:paragraph-rsid="02f861f8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Courier 10 Pitch" officeooo:rsid="02f6a5f1" officeooo:paragraph-rsid="02f8c0fe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Verdana" officeooo:rsid="02f62061" officeooo:paragraph-rsid="02f62061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2f62061" officeooo:paragraph-rsid="02f62061"/>
    </style:style>
    <style:style style:name="P67" style:family="paragraph" style:parent-style-name="Heading_20_1">
      <style:text-properties officeooo:rsid="02f62061" officeooo:paragraph-rsid="02f62061"/>
    </style:style>
    <style:style style:name="P68" style:family="paragraph" style:parent-style-name="Heading_20_1">
      <style:text-properties officeooo:rsid="02f6a5f1" officeooo:paragraph-rsid="02f6a5f1"/>
    </style:style>
    <style:style style:name="P69" style:family="paragraph" style:parent-style-name="Heading_20_1">
      <style:text-properties officeooo:rsid="02f6a5f1" officeooo:paragraph-rsid="02f6c38c"/>
    </style:style>
    <style:style style:name="P70" style:family="paragraph" style:parent-style-name="Heading_20_1">
      <style:text-properties officeooo:paragraph-rsid="02f6a5f1"/>
    </style:style>
    <style:style style:name="P71" style:family="paragraph" style:parent-style-name="Heading_20_1">
      <style:text-properties officeooo:rsid="02f6c38c" officeooo:paragraph-rsid="02f6c38c"/>
    </style:style>
    <style:style style:name="P72" style:family="paragraph" style:parent-style-name="Heading_20_1" style:master-page-name="Standard">
      <style:paragraph-properties style:page-number="auto" fo:break-before="page"/>
      <style:text-properties officeooo:rsid="029914f5" officeooo:paragraph-rsid="02efd89b" fo:background-color="transparent"/>
    </style:style>
    <style:style style:name="P73" style:family="paragraph" style:parent-style-name="Heading_20_2">
      <style:text-properties officeooo:paragraph-rsid="02f62061"/>
    </style:style>
    <style:style style:name="P74" style:family="paragraph" style:parent-style-name="Heading_20_2">
      <style:text-properties officeooo:rsid="02f6a5f1" officeooo:paragraph-rsid="02f6a5f1"/>
    </style:style>
    <style:style style:name="P75" style:family="paragraph" style:parent-style-name="Heading_20_2">
      <style:text-properties officeooo:rsid="02f6a5f1" officeooo:paragraph-rsid="02f6c38c"/>
    </style:style>
    <style:style style:name="P76" style:family="paragraph" style:parent-style-name="Heading_20_2">
      <style:text-properties officeooo:paragraph-rsid="02f6c38c"/>
    </style:style>
    <style:style style:name="T1" style:family="text">
      <style:text-properties officeooo:rsid="000b27d4"/>
    </style:style>
    <style:style style:name="T2" style:family="text">
      <style:text-properties fo:font-style="italic" officeooo:rsid="000b27d4" style:font-style-asian="italic" style:font-style-complex="italic"/>
    </style:style>
    <style:style style:name="T3" style:family="text">
      <style:text-properties officeooo:rsid="0230b2d5"/>
    </style:style>
    <style:style style:name="T4" style:family="text">
      <style:text-properties officeooo:rsid="0015e545"/>
    </style:style>
    <style:style style:name="T5" style:family="text">
      <style:text-properties officeooo:rsid="0106fa8c"/>
    </style:style>
    <style:style style:name="T6" style:family="text">
      <style:text-properties officeooo:rsid="01082576"/>
    </style:style>
    <style:style style:name="T7" style:family="text">
      <style:text-properties officeooo:rsid="02b91973"/>
    </style:style>
    <style:style style:name="T8" style:family="text">
      <style:text-properties officeooo:rsid="02c5816a"/>
    </style:style>
    <style:style style:name="T9" style:family="text">
      <style:text-properties officeooo:rsid="02eed059"/>
    </style:style>
    <style:style style:name="T10" style:family="text">
      <style:text-properties officeooo:rsid="00339e2e"/>
    </style:style>
    <style:style style:name="T11" style:family="text">
      <style:text-properties officeooo:rsid="003ebc22"/>
    </style:style>
    <style:style style:name="T12" style:family="text">
      <style:text-properties officeooo:rsid="02f62061"/>
    </style:style>
    <style:style style:name="T13" style:family="text">
      <style:text-properties fo:color="#000000" style:font-name="Verdana" fo:font-size="12pt" style:font-size-asian="12pt" style:font-size-complex="12pt"/>
    </style:style>
    <style:style style:name="T14" style:family="text">
      <style:text-properties fo:color="#000000" style:font-name="Verdana" fo:font-size="12pt" officeooo:rsid="02f6c38c" style:font-size-asian="12pt" style:font-size-complex="12pt"/>
    </style:style>
    <style:style style:name="T15" style:family="text">
      <style:text-properties fo:color="#000000" style:font-name="Verdana" fo:font-size="12pt" officeooo:rsid="02ff151f" style:font-size-asian="12pt" style:font-size-complex="12pt"/>
    </style:style>
    <style:style style:name="T16" style:family="text">
      <style:text-properties fo:color="#000000" style:font-name="Courier 10 Pitch" fo:font-size="12pt" officeooo:rsid="02f6a5f1" style:font-size-asian="12pt" style:font-size-complex="12pt"/>
    </style:style>
    <style:style style:name="T17" style:family="text">
      <style:text-properties fo:color="#000000" style:font-name="Courier 10 Pitch" fo:font-size="12pt" officeooo:rsid="02f6c38c" style:font-size-asian="12pt" style:font-size-complex="12pt"/>
    </style:style>
    <style:style style:name="T18" style:family="text">
      <style:text-properties style:font-name="Verdana"/>
    </style:style>
    <style:style style:name="T19" style:family="text">
      <style:text-properties style:font-name="Verdana" officeooo:rsid="02f6a5f1"/>
    </style:style>
    <style:style style:name="T20" style:family="text">
      <style:text-properties officeooo:rsid="02f6a5f1"/>
    </style:style>
    <style:style style:name="T21" style:family="text">
      <style:text-properties style:font-name="Courier 10 Pitch"/>
    </style:style>
    <style:style style:name="T22" style:family="text">
      <style:text-properties style:font-name="Courier 10 Pitch" officeooo:rsid="02f6a5f1"/>
    </style:style>
    <style:style style:name="T23" style:family="text">
      <style:text-properties style:font-name="Courier 10 Pitch" officeooo:rsid="02f6c38c"/>
    </style:style>
    <style:style style:name="T24" style:family="text">
      <style:text-properties officeooo:rsid="02f6c38c"/>
    </style:style>
    <style:style style:name="T25" style:family="text">
      <style:text-properties officeooo:rsid="02f861f8"/>
    </style:style>
    <style:style style:name="T26" style:family="text">
      <style:text-properties officeooo:rsid="02fc84ea"/>
    </style:style>
    <style:style style:name="T27" style:family="text">
      <style:text-properties officeooo:rsid="02ff15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1"/>
      <text:p text:style-name="Standard"/>
      <text:p text:style-name="P27"/>
      <text:p text:style-name="P27"><text:user-defined style:data-style-name="N0" text:name="Progetto">GovPay</text:user-defined><text:span text:style-name="T9"> </text:span><text:span text:style-name="T9"><text:user-defined style:data-style-name="N0" text:name="Versione Prodotto">2.2</text:user-defined></text:span></text:p>
      <text:p text:style-name="P28"><text:user-defined style:data-style-name="N0" text:name="Descrizione Progetto">Servizi di Intermediazione al Nodo dei Pagamenti della PA</text:user-defined></text:p>
      <text:p text:style-name="Standard"/>
      <text:p text:style-name="Standard"/>
      <text:p text:style-name="Standard"/>
      <text:p text:style-name="Standard"/>
      <text:p text:style-name="Standard"/>
      <text:p text:style-name="P25"><text:file-name text:display="name">GovPay-ManualeIntegrazionePAP</text:file-name></text:p>
      <text:p text:style-name="P25"/>
      <text:p text:style-name="P17"><text:user-defined style:data-style-name="N0" text:name="Titolo Documento">Manuale Integrazione PAP</text:user-defined></text:p>
      <text:p text:style-name="P18"/>
      <text:p text:style-name="P22"><text:span text:style-name="T5">del </text:span><text:user-defined style:data-style-name="N36" text:name="Data Redazione">01/08/2016</text:user-defined> <text:span text:style-name="T4">- ver. </text:span><text:user-defined style:data-style-name="N0" text:name="Versione Documento">1.0</text:user-defined>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pan text:style-name="T6">ATTORI</text:span> DEL DOCUMENTO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Redatto da</text:p>
          </table:table-cell>
          <table:table-cell table:style-name="Table1.A1" office:value-type="string">
            <text:p text:style-name="P10"><text:user-defined style:data-style-name="N0" text:name="Redatto da">Lorenzo Nardi</text:user-defined></text:p>
          </table:table-cell>
          <table:table-cell table:style-name="Table1.C1" office:value-type="string">
            <text:p text:style-name="P15"><text:user-defined style:data-style-name="N36" text:name="Data Redazione">01/08/2016</text:user-defined></text:p>
          </table:table-cell>
        </table:table-row>
      </table:table>
      <text:p text:style-name="P14"/>
      <text:p text:style-name="Standard"/>
      <text:p text:style-name="Standard"/>
      <text:p text:style-name="P19">STATO DEL DOCUMENTO</text:p>
      <text:p text:style-name="P23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4"><text:span text:style-name="T8">VER</text:span>.</text:p>
          </table:table-cell>
          <table:table-cell table:style-name="StatoDocumento.A1" office:value-type="string">
            <text:p text:style-name="P3">DESCRIZIONE</text:p>
          </table:table-cell>
          <table:table-cell table:style-name="StatoDocumento.C1" office:value-type="string">
            <text:p text:style-name="P4">DATA</text:p>
          </table:table-cell>
        </table:table-row>
        <table:table-row>
          <table:table-cell table:style-name="StatoDocumento.A2" office:value-type="string">
            <text:p text:style-name="P12"><text:span text:style-name="T8">1.</text:span>0</text:p>
          </table:table-cell>
          <table:table-cell table:style-name="StatoDocumento.A2" office:value-type="string">
            <text:p text:style-name="P11">Rilascio prima versione</text:p>
          </table:table-cell>
          <table:table-cell table:style-name="StatoDocumento.C2" office:value-type="string">
            <text:p text:style-name="P13"><text:span text:style-name="T8">02</text:span>/0<text:span text:style-name="T8">6</text:span>/2016</text:p>
          </table:table-cell>
        </table:table-row>
      </table:table>
      <text:p text:style-name="P26"/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33"><text:a xlink:type="simple" xlink:href="#__RefHeading___Toc1463_1420172095" text:style-name="Index_20_Link" text:visited-style-name="Index_20_Link">1 Introduzione<text:tab/>3</text:a></text:p>
          <text:p text:style-name="P33"><text:a xlink:type="simple" xlink:href="#__RefHeading___Toc18769_544735551" text:style-name="Index_20_Link" text:visited-style-name="Index_20_Link">2 Informazioni base<text:tab/>3</text:a></text:p>
          <text:p text:style-name="P33"><text:a xlink:type="simple" xlink:href="#__RefHeading___Toc18771_544735551" text:style-name="Index_20_Link" text:visited-style-name="Index_20_Link">3 Servizio Iuv<text:tab/>3</text:a></text:p>
          <text:p text:style-name="P30"><text:a xlink:type="simple" xlink:href="#__RefHeading___Toc12693_1951802841" text:style-name="Index_20_Link" text:visited-style-name="Index_20_Link">3.1 papRestGeneraIUV<text:tab/>3</text:a></text:p>
          <text:p text:style-name="P33"><text:a xlink:type="simple" xlink:href="#__RefHeading___Toc18773_544735551" text:style-name="Index_20_Link" text:visited-style-name="Index_20_Link">4 Servizio Psp<text:tab/>3</text:a></text:p>
          <text:p text:style-name="P30"><text:a xlink:type="simple" xlink:href="#__RefHeading___Toc12699_1951802841" text:style-name="Index_20_Link" text:visited-style-name="Index_20_Link">4.1 papRestAggiornaListaPSP<text:tab/>3</text:a></text:p>
          <text:p text:style-name="P30"><text:a xlink:type="simple" xlink:href="#__RefHeading___Toc12701_1951802841" text:style-name="Index_20_Link" text:visited-style-name="Index_20_Link">4.2 papRestChiediListaPSP<text:tab/>4</text:a></text:p>
          <text:p text:style-name="P33"><text:a xlink:type="simple" xlink:href="#__RefHeading___Toc18775_544735551" text:style-name="Index_20_Link" text:visited-style-name="Index_20_Link">5 Servizio Quadratura<text:tab/>4</text:a></text:p>
          <text:p text:style-name="P30"><text:a xlink:type="simple" xlink:href="#__RefHeading___Toc18777_544735551" text:style-name="Index_20_Link" text:visited-style-name="Index_20_Link">5.1 papRestScaricaNuoviFlussiQuadraturaPA<text:tab/>4</text:a></text:p>
          <text:p text:style-name="P30"><text:a xlink:type="simple" xlink:href="#__RefHeading___Toc18779_544735551" text:style-name="Index_20_Link" text:visited-style-name="Index_20_Link">5.2 papRestElaboraFlussiQuadraturaPA<text:tab/>4</text:a></text:p>
          <text:p text:style-name="P33"><text:a xlink:type="simple" xlink:href="#__RefHeading___Toc18781_544735551" text:style-name="Index_20_Link" text:visited-style-name="Index_20_Link">6 Servizio Rendicontazione<text:tab/>4</text:a></text:p>
          <text:p text:style-name="P30"><text:a xlink:type="simple" xlink:href="#__RefHeading___Toc18783_544735551" text:style-name="Index_20_Link" text:visited-style-name="Index_20_Link">6.1 papRestScaricaNuoviFlussiRendicontazione<text:tab/>4</text:a></text:p>
          <text:p text:style-name="P30"><text:a xlink:type="simple" xlink:href="#__RefHeading___Toc18785_544735551" text:style-name="Index_20_Link" text:visited-style-name="Index_20_Link">6.2 papRestElaboraFlussiRendicontazione<text:tab/>4</text:a></text:p>
          <text:p text:style-name="P33"><text:a xlink:type="simple" xlink:href="#__RefHeading___Toc18787_544735551" text:style-name="Index_20_Link" text:visited-style-name="Index_20_Link">7 Servizio Nodo Rpt<text:tab/>5</text:a></text:p>
          <text:p text:style-name="P30"><text:a xlink:type="simple" xlink:href="#__RefHeading___Toc12707_1951802841" text:style-name="Index_20_Link" text:visited-style-name="Index_20_Link">7.1 papRestNodoChiediStatoRPT<text:tab/>5</text:a></text:p>
          <text:p text:style-name="P30"><text:a xlink:type="simple" xlink:href="#__RefHeading___Toc18789_544735551" text:style-name="Index_20_Link" text:visited-style-name="Index_20_Link">7.2 papRestNodoChiediListaPendentiRpt<text:tab/>5</text:a></text:p>
          <text:p text:style-name="P33"><text:a xlink:type="simple" xlink:href="#__RefHeading___Toc18791_544735551" text:style-name="Index_20_Link" text:visited-style-name="Index_20_Link">8 Servizio Rpt<text:tab/>5</text:a></text:p>
          <text:p text:style-name="P30"><text:a xlink:type="simple" xlink:href="#__RefHeading___Toc18793_544735551" text:style-name="Index_20_Link" text:visited-style-name="Index_20_Link">8.1 papRestInviaRpt<text:tab/>5</text:a></text:p>
          <text:p text:style-name="P30"><text:a xlink:type="simple" xlink:href="#__RefHeading___Toc18795_544735551" text:style-name="Index_20_Link" text:visited-style-name="Index_20_Link">8.2 papRestCaricaPagamentoDiretto<text:tab/>6</text:a></text:p>
          <text:p text:style-name="P30"><text:a xlink:type="simple" xlink:href="#__RefHeading___Toc18797_544735551" text:style-name="Index_20_Link" text:visited-style-name="Index_20_Link">8.3 papRestChiediStoricoRPT<text:tab/>6</text:a></text:p>
          <text:p text:style-name="P30"><text:a xlink:type="simple" xlink:href="#__RefHeading___Toc18799_544735551" text:style-name="Index_20_Link" text:visited-style-name="Index_20_Link">8.4 papRestAnnullaPagamentoDiretto<text:tab/>6</text:a></text:p>
          <text:p text:style-name="P33"><text:a xlink:type="simple" xlink:href="#__RefHeading___Toc18801_544735551" text:style-name="Index_20_Link" text:visited-style-name="Index_20_Link">9 Servizio Rt<text:tab/>6</text:a></text:p>
          <text:p text:style-name="P30"><text:a xlink:type="simple" xlink:href="#__RefHeading___Toc18803_544735551" text:style-name="Index_20_Link" text:visited-style-name="Index_20_Link">9.1 papRestChiediRT<text:tab/>6</text:a></text:p>
          <text:p text:style-name="P30"><text:a xlink:type="simple" xlink:href="#__RefHeading___Toc18805_544735551" text:style-name="Index_20_Link" text:visited-style-name="Index_20_Link">9.2 papRestChiediStoricoRT<text:tab/>6</text:a></text:p>
          <text:p text:style-name="P30"><text:a xlink:type="simple" xlink:href="#__RefHeading___Toc18807_544735551" text:style-name="Index_20_Link" text:visited-style-name="Index_20_Link">9.3 papRestRecuperaRTDaNodo<text:tab/>6</text:a></text:p>
        </text:index-body>
      </text:table-of-content>
      <text:p text:style-name="P21"/>
      <text:p text:style-name="P21"/>
      <text:h text:style-name="P72" text:outline-level="1"><text:bookmark-start text:name="__RefHeading___Toc1463_1420172095"/>Introduzione<text:bookmark-end text:name="__RefHeading___Toc1463_1420172095"/></text:h>
      <text:p text:style-name="P41">In questo documento viene descritto un<text:span text:style-name="T7">a</text:span> <text:span text:style-name="T7">API</text:span> di integrazione <text:span text:style-name="T12">a GovPay che replica le interfacce rest del PAP descritte descritte nei documenti SFP v.2.0 ed SFDP v.1.1 di AgID. </text:span></text:p>
      <text:p text:style-name="P41"><text:span text:style-name="T12">La copertura dell'implementazione e' relativa all'uso del GovPay come canale di pagamento e funzionalle alla realizzazione dei workflow di pamento monobeneficiari ad iniziativa Ente (tipo 1 e 2).</text:span></text:p>
      <text:h text:style-name="P67" text:outline-level="1"><text:bookmark-start text:name="__RefHeading___Toc18769_544735551"/>Informazioni base<text:bookmark-end text:name="__RefHeading___Toc18769_544735551"/></text:h>
      <text:p text:style-name="P42">La URL <text:span text:style-name="T20">di </text:span>base a cui rispondono i servizi “wrapper” del pap e':</text:p>
      <text:p text:style-name="P57">/govpay/rs/pap/{idDominio}/</text:p>
      <text:p text:style-name="P65">dove {idDominio} e' il codice identificativo dell'ente creditore censito sul circuito PagoPA. </text:p>
      <text:p text:style-name="P65">La rimanente URL di invocazione del servizio o metodo replica la convenzione definita dalle specifiche PAP.</text:p>
      <text:p text:style-name="P66"><text:span text:style-name="T18">Anche la sintassi dei messaggi JSON di richiesta e risposta seguono le regole descritte dalle specifiche AgID del PAP, con alcune convenzioni atte a colmare il gap informativo delle due implementazioni che vediamo in dettaglio </text:span><text:span text:style-name="T19">nei successivi capitoli</text:span><text:span text:style-name="T18">.</text:span></text:p>
      <text:h text:style-name="P70" text:outline-level="1"><text:bookmark-start text:name="__RefHeading___Toc18771_544735551"/><text:span text:style-name="T20">Servizio Iuv</text:span><text:bookmark-end text:name="__RefHeading___Toc18771_544735551"/></text:h>
      <text:p text:style-name="P43">Url di base di invocazione:</text:p>
      <text:p text:style-name="P57">/govpay/rs/pap/{idDominio}/<text:span text:style-name="T20">iuvs</text:span></text:p>
      <text:h text:style-name="P73" text:outline-level="2"><text:bookmark-start text:name="__RefHeading___Toc12693_1951802841"/><text:span text:style-name="T20">p</text:span>apRestGeneraIU<text:span text:style-name="T10">V</text:span><text:bookmark-end text:name="__RefHeading___Toc12693_1951802841"/></text:h>
      <text:p text:style-name="P43">Il servizio replica pedissequamente la sintassi originale del PAP.</text:p>
      <text:h text:style-name="P68" text:outline-level="1"><text:bookmark-start text:name="__RefHeading___Toc18773_544735551"/>Servizio Psp<text:bookmark-end text:name="__RefHeading___Toc18773_544735551"/></text:h>
      <text:p text:style-name="P43">Url di base di invocazione:</text:p>
      <text:p text:style-name="P58">/govpay/rs/pap/{idDominio}/<text:span text:style-name="T20">psps</text:span></text:p>
      <text:h text:style-name="P73" text:outline-level="2"><text:bookmark-start text:name="__RefHeading___Toc12699_1951802841"/>papRestAggiornaListaPSP<text:bookmark-end text:name="__RefHeading___Toc12699_1951802841"/></text:h>
      <text:p text:style-name="P34">L'operazione non avvia alcun procedimento. <text:span text:style-name="T27">La logica di aggiornamento della lista dei PSP e' gia' coperta dai batch interni di</text:span> GovPay. </text:p>
      <text:p text:style-name="P34">Le invocazioni vengono sempre evase con una risposta di successo.</text:p>
      <text:h text:style-name="P73" text:outline-level="2"><text:bookmark-start text:name="__RefHeading___Toc12701_1951802841"/><text:soft-page-break/>papRestChiediListaPSP<text:bookmark-end text:name="__RefHeading___Toc12701_1951802841"/></text:h>
      <text:p text:style-name="P46"><text:span text:style-name="T11">Ritorna la lista dei PSP attivi presenti nell'agrafica di GovPay con le seguenti semplificazioni:</text:span></text:p>
      <text:p text:style-name="P48">Richiesta</text:p>
      <text:list xml:id="list2992123518505643655" text:style-name="L3">
        <text:list-item>
          <text:p text:style-name="P52"><text:span text:style-name="T20">Se forniti, vengono ignorati i parametri di paginazione. </text:span></text:p>
        </text:list-item>
      </text:list>
      <text:p text:style-name="P48">Risposta</text:p>
      <text:list xml:id="list6545455798262393915" text:style-name="L4">
        <text:list-item>
          <text:p text:style-name="P38">Il codice flusso viene omesso.</text:p>
        </text:list-item>
        <text:list-item>
          <text:p text:style-name="P39"><text:span text:style-name="T11">Le date di inizio validita' e pubblicazione sono sostituite con il valore costante “1970-01-01T00:00:00”</text:span></text:p>
        </text:list-item>
        <text:list-item>
          <text:p text:style-name="P35">La priorita' di un canale viene <text:span text:style-name="T20">valorizzato con la</text:span> costante '0'</text:p>
        </text:list-item>
      </text:list>
      <text:h text:style-name="P68" text:outline-level="1"><text:bookmark-start text:name="__RefHeading___Toc18775_544735551"/>Servizio Quadratura<text:bookmark-end text:name="__RefHeading___Toc18775_544735551"/></text:h>
      <text:p text:style-name="P43">Url di base di invocazione:</text:p>
      <text:p text:style-name="P58">/govpay/rs/pap/{idDominio}/<text:span text:style-name="T20">quads</text:span></text:p>
      <text:h text:style-name="P74" text:outline-level="2"><text:bookmark-start text:name="__RefHeading___Toc18777_544735551"/>papRestScaricaNuoviFlussiQuadraturaPA<text:bookmark-end text:name="__RefHeading___Toc18777_544735551"/></text:h>
      <text:p text:style-name="P36"><text:span text:style-name="T27">Wrapper non implementato. L'operazione viene sempre risposta con</text:span></text:p>
      <text:p text:style-name="P61"><text:span text:style-name="T22">HTTP 201 Created</text:span><text:span text:style-name="T21"> </text:span></text:p>
      <text:h text:style-name="P74" text:outline-level="2"><text:bookmark-start text:name="__RefHeading___Toc18779_544735551"/>papRestElaboraFlussiQuadraturaPA<text:bookmark-end text:name="__RefHeading___Toc18779_544735551"/></text:h>
      <text:p text:style-name="P37"><text:span text:style-name="T27">Wrapper non implementato. L'operazione viene sempre risposta con</text:span></text:p>
      <text:p text:style-name="P61"><text:span text:style-name="T22">HTTP 20</text:span><text:span text:style-name="T23">0</text:span><text:span text:style-name="T22"> </text:span><text:span text:style-name="T23">OK</text:span></text:p>
      <text:h text:style-name="P69" text:outline-level="1"><text:bookmark-start text:name="__RefHeading___Toc18781_544735551"/>Servizio <text:span text:style-name="T24">Rendicontazione</text:span><text:bookmark-end text:name="__RefHeading___Toc18781_544735551"/></text:h>
      <text:p text:style-name="P44">Url di base di invocazione:</text:p>
      <text:p text:style-name="P59">/govpay/rs/pap/{idDominio}/<text:span text:style-name="T24">rends</text:span></text:p>
      <text:h text:style-name="P75" text:outline-level="2"><text:bookmark-start text:name="__RefHeading___Toc18783_544735551"/><text:span text:style-name="T24">papRestScaricaNuoviFlussiRendicontazione</text:span><text:bookmark-end text:name="__RefHeading___Toc18783_544735551"/></text:h>
      <text:p text:style-name="P37">L'operazione non avvia alcun procedimento. <text:span text:style-name="T27">La logica di acquisizione ed elaborazione dei flussi di rendicontazione e' gia' coperta dai batch interni di</text:span> GovPay. <text:span text:style-name="T20">L'operazione viene sempre risposta con</text:span></text:p>
      <text:p text:style-name="P62"><text:span text:style-name="T22">HTTP 201 Created</text:span><text:span text:style-name="T21"> </text:span></text:p>
      <text:h text:style-name="P75" text:outline-level="2"><text:bookmark-start text:name="__RefHeading___Toc18785_544735551"/><text:span text:style-name="T24">papRestElaboraFlussiRendicontazione</text:span><text:bookmark-end text:name="__RefHeading___Toc18785_544735551"/></text:h>
      <text:p text:style-name="P37">L'operazione non avvia alcun procedimento. <text:span text:style-name="T27">La logica di acquisizione ed elaborazione dei flussi di rendicontazione e' gia' coperta dai batch interni di</text:span> GovPay. <text:span text:style-name="T20">L'operazione viene sempre risposta con</text:span></text:p>
      <text:p text:style-name="P62"><text:soft-page-break/><text:span text:style-name="T22">HTTP 20</text:span><text:span text:style-name="T23">0</text:span><text:span text:style-name="T22"> </text:span><text:span text:style-name="T23">OK</text:span></text:p>
      <text:h text:style-name="P71" text:outline-level="1"><text:bookmark-start text:name="__RefHeading___Toc18787_544735551"/>Servizio Nodo Rpt<text:bookmark-end text:name="__RefHeading___Toc18787_544735551"/></text:h>
      <text:p text:style-name="P44">Url di base di invocazione:</text:p>
      <text:p text:style-name="P59">/govpay/rs/pap/{idDominio}/<text:span text:style-name="T24">nodorpts</text:span></text:p>
      <text:h text:style-name="P76" text:outline-level="2"><text:bookmark-start text:name="__RefHeading___Toc12707_1951802841"/><text:span text:style-name="T24">papRestNodoChiediStatoRPT</text:span><text:bookmark-end text:name="__RefHeading___Toc12707_1951802841"/></text:h>
      <text:p text:style-name="P55"><text:span text:style-name="T24">Restituisce lo stato dell'RPT interno a GovPay, eventualmente interrogando il Nodo secondo la logica di gestione degli stati interna a GovPay. Il wrapper impone le seguenti semplificazioni:</text:span></text:p>
      <text:p text:style-name="P48">Risposta</text:p>
      <text:list xml:id="list703565365481316545" text:style-name="L5">
        <text:list-item>
          <text:p text:style-name="P40"><text:span text:style-name="T24">I campi elementoStoricoRpt ed elementoStoricoVersamento non sono valorizzati.</text:span></text:p>
        </text:list-item>
      </text:list>
      <text:h text:style-name="Heading_20_2" text:outline-level="2"><text:bookmark-start text:name="__RefHeading___Toc18789_544735551"/><text:span text:style-name="T24">p</text:span>apRestNodoChiediListaPendentiRpt<text:bookmark-end text:name="__RefHeading___Toc18789_544735551"/></text:h>
      <text:p text:style-name="P53">La risoluzione dei pagamenti pendenti viene gestita in autonomia dai batch di GovPay. <text:span text:style-name="T27">Il wrapper non e' stato implementato e l</text:span>e richieste <text:span text:style-name="T27">sono</text:span> evase con un </text:p>
      <text:p text:style-name="P62"><text:span text:style-name="T22">HTTP </text:span><text:span text:style-name="T23">400</text:span><text:span text:style-name="T22"> </text:span><text:span text:style-name="T23">BAD REQUEST</text:span></text:p>
      <text:h text:style-name="Heading_20_1" text:outline-level="1"><text:bookmark-start text:name="__RefHeading___Toc18791_544735551"/>Servizio Rpt<text:bookmark-end text:name="__RefHeading___Toc18791_544735551"/></text:h>
      <text:p text:style-name="P44">Url di base di invocazione:</text:p>
      <text:p text:style-name="P59">/govpay/rs/pap/{idDominio}/<text:span text:style-name="T24">rpts</text:span></text:p>
      <text:h text:style-name="Heading_20_2" text:outline-level="2"><text:bookmark-start text:name="__RefHeading___Toc18793_544735551"/>papRestInviaRpt<text:bookmark-end text:name="__RefHeading___Toc18793_544735551"/></text:h>
      <text:p text:style-name="P54">Crea ed invia al Nodo dei Pagamenti la RPT acquisita, ritornando la URL del PSP per proseguire nel pagamento, se la modalita' scelta lo richiede. </text:p>
      <text:p text:style-name="P54">A<text:span text:style-name="T25">lla</text:span> richiesta si applicano le seguenti convenzioni:</text:p>
      <text:p text:style-name="P49">R<text:span text:style-name="T24">ichiesta</text:span></text:p>
      <text:list xml:id="list3065514741874960214" text:style-name="L6">
        <text:list-item>
          <text:p text:style-name="P50">IdentificativoMessaggioRichiesta e dataOraMessaggioRichiesta sono ignorati e riassegnati da GovPay</text:p>
        </text:list-item>
        <text:list-item>
          <text:p text:style-name="P50">identificativoIntermediarioPSP viene ignorato e <text:span text:style-name="T26">riassegnato</text:span> in base all'anagrafica psp interna a GovPay</text:p>
        </text:list-item>
        <text:list-item>
          <text:p text:style-name="P51">dataEsecuzionePagamento viene ignorato e riassegnato da GovPay</text:p>
        </text:list-item>
        <text:list-item>
          <text:p text:style-name="P51">firmaRicevuta viene ignorato e sovrascritto secondo la configurazione di GovPay</text:p>
        </text:list-item>
        <text:list-item>
          <text:p text:style-name="P51">bicAccredito, ibanAppoggio e bicAppoggio sono ignorati e sostituiti secondo l'anagrafica ente di GovPay</text:p>
        </text:list-item>
        <text:list-item>
          <text:p text:style-name="P51"><text:soft-page-break/>commissioniCaricoPA e credenzialiPagatore sono ignorati.</text:p>
        </text:list-item>
        <text:list-item>
          <text:p text:style-name="P51">Tutta l'anagrafica del beneficiario viene ignorata ed utilizzata l'anagrafica GovPay associata al ente indicato nella URL di invocazione.</text:p>
        </text:list-item>
        <text:list-item>
          <text:p text:style-name="P51">Se indicato, viene specificata come beneficiaria l'Unita Operativa identificata dal codideUnitOperBeneficiario e l'anagrafica GovPayad essa associata</text:p>
        </text:list-item>
      </text:list>
      <text:h text:style-name="Heading_20_2" text:outline-level="2"><text:bookmark-start text:name="__RefHeading___Toc18795_544735551"/>papRestCaricaPagamentoDiretto<text:bookmark-end text:name="__RefHeading___Toc18795_544735551"/></text:h>
      <text:p text:style-name="P56"><text:span text:style-name="T15">Wrapper non implementato. </text:span><text:span text:style-name="T14">Le richieste vengono evase con un </text:span></text:p>
      <text:p text:style-name="P63"><text:span text:style-name="T16">HTTP </text:span><text:span text:style-name="T17">400</text:span><text:span text:style-name="T16"> </text:span><text:span text:style-name="T17">BAD REQUEST</text:span></text:p>
      <text:h text:style-name="Heading_20_2" text:outline-level="2"><text:bookmark-start text:name="__RefHeading___Toc18797_544735551"/>papRestChiediStoricoRPT<text:bookmark-end text:name="__RefHeading___Toc18797_544735551"/></text:h>
      <text:p text:style-name="P32"><text:span text:style-name="T15">Wrapper non implementato. </text:span><text:span text:style-name="T14">Le richieste vengono evase con un </text:span></text:p>
      <text:p text:style-name="P63"><text:span text:style-name="T16">HTTP </text:span><text:span text:style-name="T17">400</text:span><text:span text:style-name="T16"> </text:span><text:span text:style-name="T17">BAD REQUEST</text:span></text:p>
      <text:h text:style-name="Heading_20_2" text:outline-level="2"><text:bookmark-start text:name="__RefHeading___Toc18799_544735551"/>papRestAnnullaPagamentoDiretto<text:bookmark-end text:name="__RefHeading___Toc18799_544735551"/></text:h>
      <text:p text:style-name="P56"><text:span text:style-name="T15">Wrapper non implementato. </text:span><text:span text:style-name="T14">Le richieste vengono evase con un </text:span></text:p>
      <text:p text:style-name="P63"><text:span text:style-name="T16">HTTP </text:span><text:span text:style-name="T17">400</text:span><text:span text:style-name="T16"> </text:span><text:span text:style-name="T17">BAD REQUEST</text:span></text:p>
      <text:h text:style-name="Heading_20_1" text:outline-level="1"><text:bookmark-start text:name="__RefHeading___Toc18801_544735551"/>Servizio Rt<text:bookmark-end text:name="__RefHeading___Toc18801_544735551"/></text:h>
      <text:p text:style-name="P45">Url di base di invocazione:</text:p>
      <text:p text:style-name="P60">/govpay/rs/pap/{idDominio}/<text:span text:style-name="T24">rts</text:span></text:p>
      <text:h text:style-name="Heading_20_2" text:outline-level="2"><text:bookmark-start text:name="__RefHeading___Toc18803_544735551"/>papRestChiediRT<text:bookmark-end text:name="__RefHeading___Toc18803_544735551"/></text:h>
      <text:p text:style-name="P47"><text:span text:style-name="T14">Il servizio replica pedissequamente la sintassi originale del PAP.</text:span></text:p>
      <text:h text:style-name="Heading_20_2" text:outline-level="2"><text:bookmark-start text:name="__RefHeading___Toc18805_544735551"/><text:span text:style-name="T25">p</text:span>apRestChiediStoricoRT<text:bookmark-end text:name="__RefHeading___Toc18805_544735551"/></text:h>
      <text:p text:style-name="P32"><text:span text:style-name="T15">Wrapper non implementato. </text:span><text:span text:style-name="T14">Le richieste vengono evase con un </text:span></text:p>
      <text:p text:style-name="P63"><text:span text:style-name="T16">HTTP </text:span><text:span text:style-name="T17">400</text:span><text:span text:style-name="T16"> </text:span><text:span text:style-name="T17">BAD REQUEST</text:span></text:p>
      <text:h text:style-name="Heading_20_2" text:outline-level="2"><text:bookmark-start text:name="__RefHeading___Toc18807_544735551"/>papRestRecuperaRTDaNodo<text:bookmark-end text:name="__RefHeading___Toc18807_544735551"/></text:h>
      <text:p text:style-name="P64"><text:span text:style-name="T14">Il servizio replica pedissequamente la sintassi originale del P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variant="small-caps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.5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normal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ile_20_Titolo_20_1_20__2b__20_Interlinea_20_minima_20_12_20_pt1" style:display-name="Stile Titolo 1 + Interlinea minima 12 pt1" style:family="paragraph" style:parent-style-name="Heading_20_1" style:default-outline-level="1" style:list-style-name="">
      <style:paragraph-properties fo:margin-top="1.27cm" fo:margin-bottom="0.212cm" loext:contextual-spacing="false" style:line-height-at-least="0.423cm"/>
      <style:text-properties fo:text-transform="uppercase" style:font-name-complex="Times New Roman1" style:font-family-complex="'Times New Roman'" style:font-family-generic-complex="roman" style:font-pitch-complex="variable" style:font-size-complex="10pt"/>
    </style:style>
    <style:style style:name="Modifica" style:family="paragraph" style:parent-style-name="Standard">
      <style:paragraph-properties fo:margin-left="0.25cm" fo:margin-right="0cm" fo:margin-top="0.212cm" fo:margin-bottom="0cm" loext:contextual-spacing="false" fo:text-align="justify" style:justify-single-word="false" fo:orphans="0" fo:widows="0" fo:text-indent="0.501cm" style:auto-text-indent="false"/>
      <style:text-properties style:font-name="Palatino" fo:font-family="Palatino, 'Book Antiqua'" style:font-family-generic="roman" style:font-pitch="variable" fo:font-size="11pt" fo:language="it" fo:country="IT" style:font-size-asian="11pt" style:font-name-complex="Palatino" style:font-family-complex="Palatino, 'Book Antiqua'" style:font-family-generic-complex="roman" style:font-pitch-complex="variable" style:font-size-complex="10pt"/>
    </style:style>
    <style:style style:name="Stile_20_Titolo_20_2_20__2b__20_prima_20_9_20_pt" style:display-name="Stile Titolo 2 + prima 9 pt" style:family="paragraph" style:parent-style-name="Heading_20_2" style:default-outline-level="" style:list-style-name="">
      <style:paragraph-properties fo:margin-top="0.635cm" fo:margin-bottom="0.106cm" loext:contextual-spacing="false"/>
      <style:text-properties style:font-name-complex="Times New Roman1" style:font-family-complex="'Times New Roman'" style:font-family-generic-complex="roman" style:font-pitch-complex="variable" style:font-size-complex="10pt"/>
    </style:style>
    <style:style style:name="Stile_20_Giustificato" style:display-name="Stile Giustificato" style:family="paragraph" style:parent-style-name="Standard">
      <style:paragraph-properties fo:margin-top="0.106cm" fo:margin-bottom="0.106cm" loext:contextual-spacing="false"/>
      <style:text-properties style:font-name="Verdana1" fo:font-family="Verdana" style:font-family-generic="swiss" style:font-pitch="variable" fo:font-size="11pt" style:font-size-asian="11pt" style:font-name-complex="Verdana1" style:font-family-complex="Verdana" style:font-family-generic-complex="swiss" style:font-pitch-complex="variable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igura" style:family="paragraph" style:parent-style-name="Caption" style:master-page-name="">
      <style:paragraph-properties fo:margin-left="0.101cm" fo:margin-right="0cm" fo:text-indent="0cm" style:auto-text-indent="false" style:page-number="auto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swiss" fo:font-size="12pt" style:font-size-asian="12pt"/>
    </style:style>
    <style:style style:name="Header_20_left" style:display-name="Header left" style:family="paragraph" style:parent-style-name="Standard" style:class="extra"/>
    <style:style style:name="Titolo_20_1" style:display-name="Titolo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itolo_20_2" style:display-name="Titolo 2" style:family="paragraph" style:parent-style-name="Heading" style:next-style-name="Text_20_body" style:default-outline-level="2" style:list-style-name="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itolo_20_3" style:display-name="Titolo 3" style:family="paragraph" style:parent-style-name="Heading" style:next-style-name="Text_20_body" style:default-outline-level="3" style:list-style-name="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1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1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1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1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1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1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1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1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1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1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1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1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1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1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1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1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1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1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1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1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1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1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1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1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1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1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1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1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1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1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1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1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1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1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1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1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1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1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1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1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1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1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1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1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1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1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1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1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1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1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1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1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1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1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1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1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1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1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1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1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1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1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1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1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1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1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1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1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1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1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1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1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1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1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1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3" style:display-name="WW_CharLFO41LVL3" style:family="text">
      <style:text-properties style:font-name="Wingdings1" fo:font-family="Wingdings" style:font-family-generic="system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6" style:display-name="WW_CharLFO41LVL6" style:family="text">
      <style:text-properties style:font-name="Wingdings1" fo:font-family="Wingdings" style:font-family-generic="system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9" style:display-name="WW_CharLFO41LVL9" style:family="text">
      <style:text-properties style:font-name="Wingdings1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1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1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1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1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1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1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1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1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1" fo:font-family="Wingdings" style:font-family-generic="system" style:font-pitch="variable" style:font-charset="x-symbol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3" style:display-name="WW_CharLFO42LVL3" style:family="text">
      <style:text-properties style:font-name="Wingdings1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6" style:display-name="WW_CharLFO42LVL6" style:family="text">
      <style:text-properties style:font-name="Wingdings1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9" style:display-name="WW_CharLFO42LVL9" style:family="text">
      <style:text-properties style:font-name="Wingdings1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1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1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1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1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1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1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1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1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1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3" style:display-name="WW_CharLFO35LVL3" style:family="text">
      <style:text-properties style:font-name="Wingdings1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6" style:display-name="WW_CharLFO35LVL6" style:family="text">
      <style:text-properties style:font-name="Wingdings1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9" style:display-name="WW_CharLFO35LVL9" style:family="text">
      <style:text-properties style:font-name="Wingdings1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1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1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1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1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1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1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1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1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1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1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1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1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3" style:display-name="WW_CharLFO40LVL3" style:family="text">
      <style:text-properties style:font-name="Wingdings1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6" style:display-name="WW_CharLFO40LVL6" style:family="text">
      <style:text-properties style:font-name="Wingdings1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9" style:display-name="WW_CharLFO40LVL9" style:family="text">
      <style:text-properties style:font-name="Wingdings1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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395cm" style:rel-column-width="9233*"/>
    </style:style>
    <style:style style:name="Table3.B" style:family="table-column">
      <style:table-column-properties style:column-width="6.466cm" style:rel-column-width="24927*"/>
    </style:style>
    <style:style style:name="Table3.C" style:family="table-column">
      <style:table-column-properties style:column-width="8.139cm" style:rel-column-width="31375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99cm" style:rel-column-width="11559*"/>
    </style:style>
    <style:style style:name="Table4.B" style:family="table-column">
      <style:table-column-properties style:column-width="11.677cm" style:rel-column-width="45013*"/>
    </style:style>
    <style:style style:name="Table4.C" style:family="table-column">
      <style:table-column-properties style:column-width="2.325cm" style:rel-column-width="89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0b27d4" officeooo:paragraph-rsid="000b27d4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tyle="italic" officeooo:rsid="000b27d4" officeooo:paragraph-rsid="0108a47f" style:font-style-asian="italic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officeooo:paragraph-rsid="0108a47f"/>
    </style:style>
    <style:style style:name="MP5" style:family="paragraph" style:parent-style-name="Table_20_Contents">
      <style:paragraph-properties fo:text-align="center" style:justify-single-word="false"/>
      <style:text-properties officeooo:paragraph-rsid="000e4b72"/>
    </style:style>
    <style:style style:name="MP6" style:family="paragraph" style:parent-style-name="Table_20_Contents">
      <style:paragraph-properties fo:text-align="center" style:justify-single-word="false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230b2d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7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81cm" fo:margin-left="0cm" fo:margin-right="0cm" fo:margin-bottom="0.762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38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053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text:user-defined style:data-style-name="N0" text:name="Progetto">GovPay</text:user-defined></text:p>
            </table:table-cell>
            <table:table-cell table:style-name="Table3.C1" office:value-type="string">
              <text:p text:style-name="MP3"><text:user-defined style:data-style-name="N0" text:name="Titolo Documento">Manuale Integrazione PAP</text:user-defined></text:p>
              <text:p text:style-name="MP4"><text:span text:style-name="MT1">Rev. </text:span><text:span text:style-name="MT2"><text:user-defined style:data-style-name="N0" text:name="Versione Documento">1.0</text:user-defined></text:span><text:span text:style-name="MT1"> del </text:span><text:span text:style-name="MT2"><text:user-defined style:data-style-name="N36" text:name="Data Redazione">01/08/2016</text:user-defined>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Table_20_Contents"><text:user-defined style:data-style-name="N0" text:name="Sigla Documento">GovPay-PAP</text:user-defined></text:p>
            </table:table-cell>
            <table:table-cell table:style-name="Table4.A1" office:value-type="string">
              <text:p text:style-name="MP5"><text:span text:style-name="MT3">Ver. </text:span><text:span text:style-name="MT3"><text:user-defined style:data-style-name="N0" text:name="Versione Documento">1.0</text:user-defined></text:span><text:span text:style-name="MT3"> del </text:span><text:span text:style-name="MT3"><text:user-defined style:data-style-name="N36" text:name="Data Redazione">01/08/2016</text:user-defined></text:span></text:p>
            </table:table-cell>
            <table:table-cell table:style-name="Table4.C1" office:value-type="string">
              <text:p text:style-name="MP6"><text:page-number text:select-page="current">4</text:page-number> / <text:page-count>6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_20_left"><draw:frame draw:style-name="Mfr1" draw:name="Image1" text:anchor-type="paragraph" svg:x="0cm" svg:y="-1.111cm" svg:width="17cm" svg:height="2.268cm" draw:z-index="0"><draw:image xlink:href="Pictures/10000000000002C00000005E209109F3955B91B2.gif" xlink:type="simple" xlink:show="embed" xlink:actuate="onLoad"/></draw:frame></text:p>
      </style:header-first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0:49:56.013606546</meta:creation-date>
    <meta:editing-cycles>1</meta:editing-cycles>
    <meta:editing-duration>P0D</meta:editing-duration>
    <meta:generator>LibreOffice/5.0.6.2$Linux_X86_64 LibreOffice_project/00$Build-2</meta:generator>
    <dc:title>GovPay Loader - Analisi Funzionale</dc:title>
    <dc:subject>Analisi delle funzionalità necessarie al caricamento massivo di tributi</dc:subject>
    <meta:document-statistic meta:table-count="4" meta:image-count="1" meta:object-count="0" meta:page-count="6" meta:paragraph-count="138" meta:word-count="828" meta:character-count="6131" meta:non-whitespace-character-count="5467"/>
    <meta:user-defined meta:name="Approvato da">Tito Flagella</meta:user-defined>
    <meta:user-defined meta:name="Data Approvazione" meta:value-type="date">2016-08-01</meta:user-defined>
    <meta:user-defined meta:name="Data Redazione" meta:value-type="date">2016-08-01</meta:user-defined>
    <meta:user-defined meta:name="Descrizione Progetto">Servizi di Intermediazione al Nodo dei Pagamenti della PA</meta:user-defined>
    <meta:user-defined meta:name="Progetto" meta:value-type="string">GovPay</meta:user-defined>
    <meta:user-defined meta:name="Redatto da" meta:value-type="string">Lorenzo Nardi</meta:user-defined>
    <meta:user-defined meta:name="Sigla Documento" meta:value-type="string">GovPay-PAP</meta:user-defined>
    <meta:user-defined meta:name="Sigla Progetto" meta:value-type="string">GovPay</meta:user-defined>
    <meta:user-defined meta:name="Titolo Documento" meta:value-type="string">Manuale Integrazione PAP</meta:user-defined>
    <meta:user-defined meta:name="Versione Documento" meta:value-type="string">1.0</meta:user-defined>
    <meta:user-defined meta:name="Versione Prodotto" meta:value-type="string">2.2</meta:user-defined>
  </office:meta>
</office:document-meta>
</file>